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Text_20_body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arial" fo:font-size="12pt" officeooo:rsid="0011107e" officeooo:paragraph-rsid="0007eb2d" style:font-size-asian="12pt" style:font-size-complex="12pt"/>
    </style:style>
    <style:style style:name="P2" style:family="paragraph" style:parent-style-name="Text_20_body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style:font-name="arial" fo:font-size="12pt" fo:font-weight="bold" officeooo:rsid="000816a4" officeooo:paragraph-rsid="000816a4" style:font-size-asian="12pt" style:font-weight-asian="bold" style:font-size-complex="12pt" style:font-weight-complex="bold"/>
    </style:style>
    <style:style style:name="P3" style:family="paragraph" style:parent-style-name="Text_20_body" style:list-style-name="L1">
      <style:text-properties officeooo:paragraph-rsid="0007eb2d"/>
    </style:style>
    <style:style style:name="P4" style:family="paragraph" style:parent-style-name="Text_20_body" style:list-style-name="L1">
      <style:paragraph-properties fo:margin-top="0cm" fo:margin-bottom="0cm" loext:contextual-spacing="false"/>
      <style:text-properties officeooo:paragraph-rsid="0007eb2d"/>
    </style:style>
    <style:style style:name="T1" style:family="text">
      <style:text-properties fo:font-style="italic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e dodici riforme di John S. Spong</text:p>
      <text:p text:style-name="P2"/>
      <text:p text:style-name="P1">I "Dodici punti per la riforma" di Spong furono originariamente pubblicati su <text:span text:style-name="T1">The Voice</text:span> , la newsletter della Diocesi di Newark, nel 1998. <text:bookmark text:name="cite_ref-13"/><text:a xlink:type="simple" xlink:href="https://translate.googleusercontent.com/translate_c?depth=1&amp;hl=pt-BR&amp;rurl=translate.google.com.br&amp;sl=en&amp;sp=nmt4&amp;tl=it&amp;u=https://en.wikipedia.org/wiki/John_Shelby_Spong&amp;xid=17259,1500002,15700023,15700124,15700149,15700186,15700191,15700201&amp;usg=ALkJrhicbcun0B3PX3dupzx_ZZLD4ccyGw#cite_note-13" text:style-name="Internet_20_link" text:visited-style-name="Visited_20_Internet_20_Link">[13]</text:a> Spong li elabora nel suo libro <text:span text:style-name="T1">A New Christianity for a New World</text:span> : </text:p>
      <text:list xml:id="list7242684023081692127" text:style-name="L1">
        <text:list-item>
          <text:p text:style-name="P4"><text:a xlink:type="simple" xlink:href="https://translate.googleusercontent.com/translate_c?depth=1&amp;hl=pt-BR&amp;rurl=translate.google.com.br&amp;sl=en&amp;sp=nmt4&amp;tl=it&amp;u=https://en.wikipedia.org/wiki/Theism&amp;xid=17259,1500002,15700023,15700124,15700149,15700186,15700191,15700201&amp;usg=ALkJrhiTtoA3tfJZ3l_qhDgQun7Szadtlg" text:style-name="Internet_20_link" text:visited-style-name="Visited_20_Internet_20_Link">Il teismo</text:a> , come modo di definire Dio, è morto. Quindi la maggior parte del discorso teologico di Dio è oggi privo di significato. Un nuovo modo di parlare di Dio deve essere trovato. </text:p>
        </text:list-item>
        <text:list-item>
          <text:p text:style-name="P4">Dal momento che Dio non può più essere concepito in termini teistici, diventa insensato cercare di capire Gesù come l'incarnazione della divinità teistica. Quindi la <text:a xlink:type="simple" xlink:href="https://translate.googleusercontent.com/translate_c?depth=1&amp;hl=pt-BR&amp;rurl=translate.google.com.br&amp;sl=en&amp;sp=nmt4&amp;tl=it&amp;u=https://en.wikipedia.org/wiki/Christology&amp;xid=17259,1500002,15700023,15700124,15700149,15700186,15700191,15700201&amp;usg=ALkJrhg2gno3dYQIO9SbkpQZt0OaijooZA" text:style-name="Internet_20_link" text:visited-style-name="Visited_20_Internet_20_Link">cristologia</text:a> dei tempi è in bancarotta. </text:p>
        </text:list-item>
        <text:list-item>
          <text:p text:style-name="P4">La storia biblica della creazione perfetta e finita da cui gli esseri umani cadono in peccato è <text:a xlink:type="simple" xlink:href="https://translate.googleusercontent.com/translate_c?depth=1&amp;hl=pt-BR&amp;rurl=translate.google.com.br&amp;sl=en&amp;sp=nmt4&amp;tl=it&amp;u=https://en.wikipedia.org/wiki/Charles_Darwin&amp;xid=17259,1500002,15700023,15700124,15700149,15700186,15700191,15700201&amp;usg=ALkJrhgT4Mb9vawrKhVe0zozzmL9fO2T6A" text:style-name="Internet_20_link" text:visited-style-name="Visited_20_Internet_20_Link">la</text:a> mitologia pre-darwiniana e le assurdità post-darwiniane. </text:p>
        </text:list-item>
        <text:list-item>
          <text:p text:style-name="P4">La <text:a xlink:type="simple" xlink:href="https://translate.googleusercontent.com/translate_c?depth=1&amp;hl=pt-BR&amp;rurl=translate.google.com.br&amp;sl=en&amp;sp=nmt4&amp;tl=it&amp;u=https://en.wikipedia.org/wiki/Virgin_birth_of_Jesus&amp;xid=17259,1500002,15700023,15700124,15700149,15700186,15700191,15700201&amp;usg=ALkJrhhZ7zTwN9FzaHz31Sz-_TNp1Dat0A" text:style-name="Internet_20_link" text:visited-style-name="Visited_20_Internet_20_Link">nascita verginale</text:a> , intesa come biologia letterale, rende la divinità di Cristo, come tradizionalmente intesa, impossibile. </text:p>
        </text:list-item>
        <text:list-item>
          <text:p text:style-name="P4">Le storie miracolose del <text:a xlink:type="simple" xlink:href="https://translate.googleusercontent.com/translate_c?depth=1&amp;hl=pt-BR&amp;rurl=translate.google.com.br&amp;sl=en&amp;sp=nmt4&amp;tl=it&amp;u=https://en.wikipedia.org/wiki/New_Testament&amp;xid=17259,1500002,15700023,15700124,15700149,15700186,15700191,15700201&amp;usg=ALkJrhjY27Z-oU8r_UWg8nxoTYXQmrz1Lw" text:style-name="Internet_20_link" text:visited-style-name="Visited_20_Internet_20_Link">Nuovo Testamento</text:a> non possono più essere interpretate in un mondo post- <text:a xlink:type="simple" xlink:href="https://translate.googleusercontent.com/translate_c?depth=1&amp;hl=pt-BR&amp;rurl=translate.google.com.br&amp;sl=en&amp;sp=nmt4&amp;tl=it&amp;u=https://en.wikipedia.org/wiki/Isaac_Newton&amp;xid=17259,1500002,15700023,15700124,15700149,15700186,15700191,15700201&amp;usg=ALkJrhh19t4ylFyTPqs4bG-R4px9ORP5Kg" text:style-name="Internet_20_link" text:visited-style-name="Visited_20_Internet_20_Link">newtoniano</text:a> come eventi <text:a xlink:type="simple" xlink:href="https://translate.googleusercontent.com/translate_c?depth=1&amp;hl=pt-BR&amp;rurl=translate.google.com.br&amp;sl=en&amp;sp=nmt4&amp;tl=it&amp;u=https://en.wikipedia.org/wiki/Supernatural&amp;xid=17259,1500002,15700023,15700124,15700149,15700186,15700191,15700201&amp;usg=ALkJrhjRWGRh6q8A9lTmZQRfqfC-V3SmFw" text:style-name="Internet_20_link" text:visited-style-name="Visited_20_Internet_20_Link">soprannaturali</text:a> eseguiti da una divinità incarnata. </text:p>
        </text:list-item>
        <text:list-item>
          <text:p text:style-name="P4">La visione della croce come sacrificio per i peccati del mondo è un'idea barbara basata su concetti primitivi di Dio e deve essere respinta. </text:p>
        </text:list-item>
        <text:list-item>
          <text:p text:style-name="P4">La risurrezione è un'azione di Dio. Gesù è stato sollevato nel significato di Dio. Quindi non può essere una rianimazione fisica che si verifica all'interno della storia umana. </text:p>
        </text:list-item>
        <text:list-item>
          <text:p text:style-name="P4">La storia <text:a xlink:type="simple" xlink:href="https://translate.googleusercontent.com/translate_c?depth=1&amp;hl=pt-BR&amp;rurl=translate.google.com.br&amp;sl=en&amp;sp=nmt4&amp;tl=it&amp;u=https://en.wikipedia.org/wiki/Entering_Heaven_alive&amp;xid=17259,1500002,15700023,15700124,15700149,15700186,15700191,15700201&amp;usg=ALkJrhhRTeVwcbNm6Mu4PXLzSRss6buZ-A" text:style-name="Internet_20_link" text:visited-style-name="Visited_20_Internet_20_Link">dell'Ascensione</text:a> assunse un universo a tre livelli e quindi non è in grado di essere tradotta nei concetti di un'era spaziale post <text:a xlink:type="simple" xlink:href="https://translate.googleusercontent.com/translate_c?depth=1&amp;hl=pt-BR&amp;rurl=translate.google.com.br&amp;sl=en&amp;sp=nmt4&amp;tl=it&amp;u=https://en.wikipedia.org/wiki/Copernicus&amp;xid=17259,1500002,15700023,15700124,15700149,15700186,15700191,15700201&amp;usg=ALkJrhgCDrzY76_QVUxa_rqRh-7NSqTQ-A" text:style-name="Internet_20_link" text:visited-style-name="Visited_20_Internet_20_Link">Copernicana</text:a> . </text:p>
        </text:list-item>
        <text:list-item>
          <text:p text:style-name="P4">Non c'è uno standard esterno, oggettivo, rivelato, scritto nelle Scritture o su tavolette di pietra che regolerà il nostro comportamento etico per sempre. </text:p>
        </text:list-item>
        <text:list-item>
          <text:p text:style-name="P4">La preghiera non può essere una richiesta fatta ad una divinità teistica di agire nella storia umana in un modo particolare. </text:p>
        </text:list-item>
        <text:list-item>
          <text:p text:style-name="P4">La speranza per la <text:a xlink:type="simple" xlink:href="https://translate.googleusercontent.com/translate_c?depth=1&amp;hl=pt-BR&amp;rurl=translate.google.com.br&amp;sl=en&amp;sp=nmt4&amp;tl=it&amp;u=https://en.wikipedia.org/wiki/Afterlife&amp;xid=17259,1500002,15700023,15700124,15700149,15700186,15700191,15700201&amp;usg=ALkJrhjISGNhotewWXDycnCsVXEjDiO0lw" text:style-name="Internet_20_link" text:visited-style-name="Visited_20_Internet_20_Link">vita dopo la morte</text:a> deve essere separata per sempre dalla mentalità di controllo del comportamento di ricompensa e punizione. La Chiesa deve quindi abbandonare la sua dipendenza dalla colpa come motivatore del comportamento. </text:p>
        </text:list-item>
        <text:list-item>
          <text:p text:style-name="P3">Tutti gli esseri umani portano l'immagine di Dio e devono essere rispettati per quello che ciascuno è. Pertanto, nessuna descrizione esterna del proprio essere, se basata su <text:a xlink:type="simple" xlink:href="https://translate.googleusercontent.com/translate_c?depth=1&amp;hl=pt-BR&amp;rurl=translate.google.com.br&amp;sl=en&amp;sp=nmt4&amp;tl=it&amp;u=https://en.wikipedia.org/wiki/Race_%28classification_of_human_beings%29&amp;xid=17259,1500002,15700023,15700124,15700149,15700186,15700191,15700201&amp;usg=ALkJrhh_VIH8g8LZ2jQ6B62cgEw0O2srlw" text:style-name="Internet_20_link" text:visited-style-name="Visited_20_Internet_20_Link">razza</text:a> , <text:a xlink:type="simple" xlink:href="https://translate.googleusercontent.com/translate_c?depth=1&amp;hl=pt-BR&amp;rurl=translate.google.com.br&amp;sl=en&amp;sp=nmt4&amp;tl=it&amp;u=https://en.wikipedia.org/wiki/Ethnicity&amp;xid=17259,1500002,15700023,15700124,15700149,15700186,15700191,15700201&amp;usg=ALkJrhjDnrUkBJUg3wsBx-_wyrS0eSrEjw" text:style-name="Internet_20_link" text:visited-style-name="Visited_20_Internet_20_Link">etnia</text:a> , <text:a xlink:type="simple" xlink:href="https://translate.googleusercontent.com/translate_c?depth=1&amp;hl=pt-BR&amp;rurl=translate.google.com.br&amp;sl=en&amp;sp=nmt4&amp;tl=it&amp;u=https://en.wikipedia.org/wiki/Gender&amp;xid=17259,1500002,15700023,15700124,15700149,15700186,15700191,15700201&amp;usg=ALkJrhiMmwxr_bP9GAr0WDuwicsX32RIFg" text:style-name="Internet_20_link" text:visited-style-name="Visited_20_Internet_20_Link">genere</text:a> o <text:a xlink:type="simple" xlink:href="https://translate.googleusercontent.com/translate_c?depth=1&amp;hl=pt-BR&amp;rurl=translate.google.com.br&amp;sl=en&amp;sp=nmt4&amp;tl=it&amp;u=https://en.wikipedia.org/wiki/Sexual_orientation&amp;xid=17259,1500002,15700023,15700124,15700149,15700186,15700191,15700201&amp;usg=ALkJrhi1SGTG_EHQ0IKbT3CsXGMN1dycMQ" text:style-name="Internet_20_link" text:visited-style-name="Visited_20_Internet_20_Link">orientamento sessuale</text:a> , può essere correttamente utilizzata come base per il rifiuto o la discriminazion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4T11:32:42.555959001</meta:creation-date>
    <dc:date>2018-08-27T14:23:42.452249769</dc:date>
    <meta:editing-duration>PT50M16S</meta:editing-duration>
    <meta:editing-cycles>3</meta:editing-cycles>
    <meta:generator>LibreOffice/5.2.7.2$Linux_X86_64 LibreOffice_project/20m0$Build-2</meta:generator>
    <meta:document-statistic meta:table-count="0" meta:image-count="0" meta:object-count="0" meta:page-count="1" meta:paragraph-count="14" meta:word-count="394" meta:character-count="2415" meta:non-whitespace-character-count="2035"/>
  </office:meta>
</office:document-meta>
</file>